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style:font-name="Arial1" fo:font-size="10pt" style:font-name-asian="Arial1" style:font-size-asian="10pt" style:font-name-complex="Arial1" style:font-size-complex="10pt"/>
    </style:style>
    <style:style style:name="P3" style:family="paragraph" style:parent-style-name="Text_20_body"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 style:list-style-name="L1">
      <style:text-properties fo:language="en" fo:country="GB"/>
    </style:style>
    <style:style style:name="P6" style:family="paragraph" style:parent-style-name="Heading_20_2">
      <style:text-properties fo:language="en" fo:country="GB"/>
    </style:style>
    <style:style style:name="P7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9" style:family="paragraph" style:parent-style-name="Text_20_body" style:list-style-name="L1">
      <style:text-properties fo:language="en" fo:country="GB"/>
    </style:style>
    <style:style style:name="T1" style:family="text">
      <style:text-properties fo:language="en" fo:country="G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title>SOLID Temperature Sensor</text:titl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version history <text:tab/>1</text:p>
          <text:p text:style-name="P8">introduction<text:tab/>1</text:p>
          <text:p text:style-name="P7">technical contact information:<text:tab/>2</text:p>
          <text:p text:style-name="P7">Commercial contact information: <text:tab/>2</text:p>
          <text:p text:style-name="P8">Design sources / info <text:tab/>2</text:p>
          <text:p text:style-name="P7">Addressing and programming<text:tab/>2</text:p>
          <text:p text:style-name="P8">Status<text:tab/>3</text:p>
          <text:p text:style-name="P7">PCB <text:tab/>3</text:p>
          <text:p text:style-name="P7">software<text:tab/>3</text:p>
        </text:index-body>
      </text:table-of-content>
      <text:p text:style-name="Text_20_body"/>
      <text:h text:style-name="Heading_20_2" text:outline-level="2">version history </text:h>
      <text:p text:style-name="P1">version : 20161117 <text:s/>V2.3 version used for PCB production ( and H Sensor) </text:p>
      <text:p text:style-name="P1"><text:tab/></text:p>
      <text:p text:style-name="P1"><text:tab/><text:tab/>Last saved <text:s/>date : <text:modification-date style:data-style-name="N75">13 Jan 2017</text:modification-date> <text:s/><text:modification-time style:data-style-name="N41">17:19:51</text:modification-time></text:p>
      <text:p text:style-name="P1"/>
      <text:p text:style-name="P1">version : 20161117 <text:s/>V2.0 <text:s/>initial version of schematic and board layout <text:line-break/><text:tab/><text:tab/>not yet for production <text:s/></text:p>
      <text:p text:style-name="P1"><text:tab/><text:tab/></text:p>
      <text:p text:style-name="P1"/>
      <text:p text:style-name="P1">version nov <text:s text:c="4"/>Vx.1 <text:s/>version without layout. <text:s/>no doc</text:p>
      <text:p text:style-name="P1"/>
      <text:p text:style-name="P1">As there was for SM1 also a project with almost the same name and function ( but SPI interface) this project starts with version 2.0 </text:p>
      <text:p text:style-name="P1"/>
      <text:h text:style-name="Heading_20_2" text:outline-level="2">introduction</text:h>
      <text:p text:style-name="P1"/>
      <text:p text:style-name="P1">In this folder you find information for the assemblage the temperatuur sensor circuit for the SOLID <text:s/>project. </text:p>
      <text:p text:style-name="P1"/>
      <text:p text:style-name="P1">The PCB is created with the Eagle software form CADSoft ( Autodesk) <text:s/></text:p>
      <text:p text:style-name="P1"/>
      <text:p text:style-name="P1">This project is related to the SOLID <text:s/>humidity sensor. </text:p>
      <text:p text:style-name="P1"/>
      <text:p text:style-name="P1">Dimension of the board is <text:s/>~ 13 x 20 mm </text:p>
      <text:p text:style-name="P1"/>
      <text:p text:style-name="P1">On the board there is a voltage regulator but this is normally not used and the resistor R1 of 0 ohm has to be mounted. <text:line-break/>In that case the max voltage is 5 V. <text:s/>But nominal is 3.3 V. <text:line-break/>In case the LDO is used the max voltage is 5.5 V. <text:s/>But the I2C lines are still between 3.3 and 0 V. </text:p>
      <text:p text:style-name="P1"/>
      <text:p text:style-name="P1"><text:soft-page-break/>There are no pull ups on the I2C line. <text:s/>Standard is 100 kHz I2C bus. </text:p>
      <text:p text:style-name="P1"/>
      <text:p text:style-name="P2">For full operation see the <text:s/>data sheet of the temperature sensor in the doc directory </text:p>
      <text:p text:style-name="P2"/>
      <text:p text:style-name="P1"/>
      <text:p text:style-name="Standard"><text:span text:style-name="T1">The connector used, is of the family <text:s/>micro-match 6 sockets. <text:s/>The corresponding wire pin connector </text:span><text:span text:style-name="T1">is </text:span>7-215083-6 ( Farnell<text:note text:id="ftn1" text:note-class="footnote"><text:note-citation>1</text:note-citation><text:note-body><text:p text:style-name="Footnote">Mouser is in general cheaper in big quantities</text:p></text:note-body></text:note> order code 149068 ) .</text:p>
      <text:p text:style-name="Standard"/>
      <text:p text:style-name="Standard">If only 4 wires are connected, it is also possible to place the the <text:s/>7-188275-4 <text:s/>(Farnell 3784710) , 4 pins socket . Same as used for the SiPm board.</text:p>
      <text:p text:style-name="Standard"/>
      <text:p text:style-name="Standard">7-215083-4 <text:s text:c="2"/>( Farnell 149032 ) <text:s/></text:p>
      <text:p text:style-name="Standard"/>
      <text:p text:style-name="Standard"/>
      <text:p text:style-name="Standard"/>
      <text:h text:style-name="Heading_20_3" text:outline-level="3">technical contact information:</text:h>
      <text:p text:style-name="P1">W. Beaumont Universiteit Antwerpen</text:p>
      <text:p text:style-name="P1"><text:a xlink:type="simple" xlink:href="mailto:wim.beaumont@uantwerpen.be" text:style-name="Internet_20_link" text:visited-style-name="Visited_20_Internet_20_Link">wim.beaumont@uantwerpen.be</text:a> </text:p>
      <text:p text:style-name="P1">office phone <text:s/>0032 3 256 3558 <text:s/>, in case of no answer please drop an e-mail </text:p>
      <text:p text:style-name="P1"/>
      <text:h text:style-name="Heading_20_3" text:outline-level="3">Commercial contact information: </text:h>
      <text:p text:style-name="P1"/>
      <text:h text:style-name="P6" text:outline-level="2">Design sources / info </text:h>
      <text:p text:style-name="P3"/>
      <text:list xml:id="list3917207553714927058" text:style-name="L1">
        <text:list-item>
          <text:p text:style-name="P9">SOLID_TSENSOR_sch.pdf <text:s/>SOLID_HSENSOR_brd.pdf <text:s text:c="2"/>pdf files of the design.</text:p>
        </text:list-item>
        <text:list-item>
          <text:p text:style-name="P9">SOLID_TSENSOR_info.odt <text:s/>this file. <text:s/></text:p>
        </text:list-item>
        <text:list-item>
          <text:p text:style-name="P9">SOLID_TSENSOR_info.pdf <text:s/>this file in pdf format</text:p>
        </text:list-item>
        <text:list-item>
          <text:p text:style-name="P9">SOLID_TSENSOR_bom.csv/ods <text:s text:c="2"/>bill of material </text:p>
        </text:list-item>
        <text:list-item>
          <text:p text:style-name="P9">SOLID_TSENSOR_cmploc.pdf <text:s/>location of the components on the PCB</text:p>
        </text:list-item>
        <text:list-item>
          <text:p text:style-name="P5">directory doc : data sheet </text:p>
        </text:list-item>
        <text:list-item>
          <text:p text:style-name="P5">directory prodinfo <text:s/>: <text:s/>pcb layout and gerber files sent to SEED for PCB production</text:p>
        </text:list-item>
      </text:list>
      <text:p text:style-name="P1"/>
      <text:h text:style-name="Heading_20_3" text:outline-level="3">Addressing and programming</text:h>
      <text:p text:style-name="Text_20_body"/>
      <text:p text:style-name="Text_20_body">For production all address resistors will be <text:s/>placed .</text:p>
      <text:p text:style-name="Text_20_body">In case the address line has to be "0" one has to remove the 10 K resistor on the top. ( to be verified , most likely <text:s/>it is not needed to remove the resistor) . </text:p>
      <text:p text:style-name="Text_20_body">In case the addres line has to be "1" <text:s/>the 1 K resistor has to be removed. </text:p>
      <text:p text:style-name="Text_20_body"><text:soft-page-break/></text:p>
      <text:p text:style-name="Text_20_body">The testpins T0 .. T2 <text:s/>are used in case one wants to lock the ee-prom . <text:s/>For the usage in SOLID the ee-prom will be used as electronic identification and so will be locked.</text:p>
      <text:h text:style-name="Heading_20_2" text:outline-level="2">Status</text:h>
      <text:p text:style-name="Text_20_body"/>
      <text:h text:style-name="Heading_20_3" text:outline-level="3">PCB </text:h>
      <text:p text:style-name="Text_20_body">The 7x <text:s/>PCB <text:s/>v2.3 <text:s/>was grouped in one PCB together with 3 H Sensors. <text:s/>To get the device ID's correct an extra layer was created for the silk screen ( so the device nr don't change when copieng th layout).</text:p>
      <text:p text:style-name="Text_20_body">There are no scoring on the boards so the individual boards has to be sawed .</text:p>
      <text:p text:style-name="Text_20_body">Tested is only the version without the regulator. </text:p>
      <text:p text:style-name="Text_20_body">ee-prom locking is not tested </text:p>
      <text:h text:style-name="Heading_20_3" text:outline-level="3">software</text:h>
      <text:p text:style-name="Text_20_body"/>
      <text:p text:style-name="Text_20_body">There exist a class to read the board <text:s/>via the I2C.</text:p>
      <text:p text:style-name="Text_20_body">https://developer.mbed.org/users/wbeaumont/code/AT30TSE752TST/ </text:p>
      <text:p text:style-name="Text_20_body">This software is tested with the first 3 boards . <text:s/><text:line-break/>It can read the temperature in the highest resolution and also can read and write to the ee-prom.<text:line-break/>ee-prom locking is not supported (yet)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itle>SOLID Temperature Sensor</text:title> <text:s/>file: <text:file-name text:display="name-and-extension">SOLID_TSENSOR_info.odt</text:file-name> wim.beaumont@uantwerpen.be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2M31S</meta:editing-duration>
    <meta:editing-cycles>12</meta:editing-cycles>
    <meta:generator>OpenOffice/4.1.1$Win32 OpenOffice.org_project/411m6$Build-9775</meta:generator>
    <dc:date>2017-01-13T17:19:50.88</dc:date>
    <dc:creator>Wim Beaumont</dc:creator>
    <dc:title>SOLID Temperature Sensor</dc:title>
    <meta:document-statistic meta:table-count="0" meta:image-count="0" meta:object-count="0" meta:page-count="3" meta:paragraph-count="60" meta:word-count="622" meta:character-count="3584"/>
    <meta:user-defined meta:name="Info 1"/>
    <meta:user-defined meta:name="Info 2"/>
    <meta:user-defined meta:name="Info 3"/>
    <meta:user-defined meta:name="Info 4"/>
  </office:meta>
</office:document-meta>
</file>